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2cm" draw:marker-start-width="0cm" draw:marker-end-width="0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svg:stroke-width="0.102cm" draw:marker-start="Arrowheads_20_5" draw:marker-start-width="0cm" draw:marker-end-width="0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solid" svg:stroke-width="0.102cm" draw:marker-start-width="0cm" draw:marker-end-width="0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draw:stroke="solid" svg:stroke-width="0.152cm" draw:marker-start-width="0.048cm" draw:marker-end-width="0.048cm" draw:fill="none" draw:textarea-vertical-align="middle" fo:padding-top="0.202cm" fo:padding-bottom="0.202cm" fo:padding-left="0.327cm" fo:padding-right="0.327cm"/>
    </style:style>
    <style:style style:name="gr6" style:family="graphic" style:parent-style-name="objectwithoutfill">
      <style:graphic-properties draw:stroke="solid" svg:stroke-width="0.102cm" draw:marker-start-width="0cm" draw:marker-end="Arrow" draw:marker-end-width="0.535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8" style:family="graphic" style:parent-style-name="objectwithoutfill">
      <style:graphic-properties draw:stroke="solid" svg:stroke-width="0.254cm" svg:stroke-color="#ff0000" draw:marker-end="Arrow" draw:marker-end-width="0.762cm" draw:fill="none" draw:textarea-vertical-align="middle" fo:padding-top="0.252cm" fo:padding-bottom="0.252cm" fo:padding-left="0.377cm" fo:padding-right="0.377cm"/>
    </style:style>
    <style:style style:name="gr9" style:family="graphic" style:parent-style-name="objectwithoutfill">
      <style:graphic-properties draw:stroke="solid" svg:stroke-width="0.152cm" svg:stroke-color="#008000" draw:marker-start-width="0.075cm" draw:marker-end="" draw:marker-end-width="0.61cm" draw:fill="none" draw:textarea-vertical-align="middle" fo:padding-top="0.202cm" fo:padding-bottom="0.202cm" fo:padding-left="0.327cm" fo:padding-right="0.327cm"/>
    </style:style>
    <style:style style:name="gr10" style:family="graphic" style:parent-style-name="objectwithoutfill">
      <style:graphic-properties draw:stroke="solid" svg:stroke-width="0.152cm" svg:stroke-color="#008000" draw:marker-start-width="0.048cm" draw:marker-end="Arrow" draw:marker-end-width="0.61cm" draw:fill="none" draw:textarea-vertical-align="middle" fo:padding-top="0.202cm" fo:padding-bottom="0.202cm" fo:padding-left="0.327cm" fo:padding-right="0.327cm"/>
    </style:style>
    <style:style style:name="pr1" style:family="presentation" style:parent-style-name="Default-title">
      <style:graphic-properties fo:min-height="15.6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6.18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016cm" svg:height="15.673cm" svg:x="1.4cm" svg:y="0.837cm" presentation:class="title" presentation:user-transformed="true">
          <draw:text-box>
            <text:p><text:span text:style-name="T1">pg_rewind</text:span><text:span text:style-name="T2"><text:line-break/></text:span><text:span text:style-name="T3">Michael Paquier</text:span><text:span text:style-name="T3"><text:line-break/></text:span><text:span text:style-name="T3">pgunconf#2 @ Tokyo2013/07/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lectur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hael Paquier</text:p>
              </text:list-item>
              <text:list-item>
                <text:p>PostgreSQL hacker and blogger</text:p>
              </text:list-item>
              <text:list-item>
                <text:p>Working at VMware on PostgreSQL</text:p>
              </text:list-item>
              <text:list-item>
                <text:p>Contact</text:p>
                <text:list>
                  <text:list-item>
                    <text:p>Twitter @michaelpq</text:p>
                  </text:list-item>
                  <text:list-item>
                    <text:p>Mail michael.paquier@gmail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out pg_rewi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ync an existing data directory without new base backup</text:p>
                <text:list>
                  <text:list-item>
                    <text:p>Replug old master to existing cluster =&gt; “rewind it”</text:p>
                  </text:list-item>
                </text:list>
              </text:list-item>
            </text:list>
          </draw:text-box>
        </draw:frame>
        <draw:line draw:style-name="gr2" draw:text-style-name="P2" draw:layer="layout" svg:x1="4.064cm" svg:y1="13.662cm" svg:x2="7.874cm" svg:y2="13.662cm">
          <text:p/>
        </draw:line>
        <draw:line draw:style-name="gr3" draw:text-style-name="P2" draw:layer="layout" svg:x1="7.874cm" svg:y1="13.662cm" svg:x2="9.906cm" svg:y2="11.884cm">
          <text:p/>
        </draw:line>
        <draw:line draw:style-name="gr2" draw:text-style-name="P2" draw:layer="layout" svg:x1="7.874cm" svg:y1="13.662cm" svg:x2="9.906cm" svg:y2="15.694cm">
          <text:p/>
        </draw:line>
        <draw:line draw:style-name="gr4" draw:text-style-name="P2" draw:layer="layout" svg:x1="9.906cm" svg:y1="11.884cm" svg:x2="17.018cm" svg:y2="11.884cm">
          <text:p text:style-name="P2">Timeline 1</text:p>
          <text:p text:style-name="P2"/>
        </draw:line>
        <draw:line draw:style-name="gr5" draw:text-style-name="P2" draw:layer="layout" svg:x1="17.072cm" svg:y1="12.392cm" svg:x2="17.072cm" svg:y2="11.376cm">
          <text:p/>
        </draw:line>
        <draw:line draw:style-name="gr6" draw:text-style-name="P2" draw:layer="layout" svg:x1="9.906cm" svg:y1="15.694cm" svg:x2="20.066cm" svg:y2="15.694cm">
          <text:p text:style-name="P2">Timeline 2</text:p>
          <text:p text:style-name="P2"/>
        </draw:line>
        <draw:line draw:style-name="gr6" draw:text-style-name="P2" draw:layer="layout" svg:x1="2.286cm" svg:y1="17.218cm" svg:x2="8.128cm" svg:y2="17.218cm">
          <text:p text:style-name="P2">WAL history</text:p>
          <text:p text:style-name="P2"/>
        </draw:line>
        <draw:frame draw:style-name="gr7" draw:layer="layout" svg:width="3.863cm" svg:height="1.216cm" svg:x="18.235cm" svg:y="11.176cm">
          <draw:text-box>
            <text:p>Old master</text:p>
          </draw:text-box>
        </draw:frame>
        <draw:frame draw:style-name="gr7" draw:layer="layout" svg:width="5.167cm" svg:height="1.216cm" svg:x="20.233cm" svg:y="14.986cm">
          <draw:text-box>
            <text:p>Promoted slav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out pg_rewind (2)</text:p>
          </draw:text-box>
        </draw:frame>
        <draw:line draw:style-name="gr2" draw:text-style-name="P2" draw:layer="layout" svg:x1="1.778cm" svg:y1="7.058cm" svg:x2="3.81cm" svg:y2="7.058cm">
          <text:p/>
        </draw:line>
        <draw:line draw:style-name="gr3" draw:text-style-name="P2" draw:layer="layout" svg:x1="3.81cm" svg:y1="7.058cm" svg:x2="5.842cm" svg:y2="5.28cm">
          <text:p/>
        </draw:line>
        <draw:line draw:style-name="gr2" draw:text-style-name="P2" draw:layer="layout" svg:x1="3.81cm" svg:y1="7.058cm" svg:x2="5.842cm" svg:y2="9.09cm">
          <text:p/>
        </draw:line>
        <draw:line draw:style-name="gr4" draw:text-style-name="P2" draw:layer="layout" svg:x1="5.842cm" svg:y1="5.28cm" svg:x2="12.954cm" svg:y2="5.28cm">
          <text:p text:style-name="P2">Timeline 1</text:p>
          <text:p text:style-name="P2"/>
        </draw:line>
        <draw:line draw:style-name="gr5" draw:text-style-name="P2" draw:layer="layout" svg:x1="12.954cm" svg:y1="5.788cm" svg:x2="12.954cm" svg:y2="4.772cm">
          <text:p/>
        </draw:line>
        <draw:line draw:style-name="gr6" draw:text-style-name="P2" draw:layer="layout" svg:x1="5.842cm" svg:y1="9.09cm" svg:x2="16.002cm" svg:y2="9.09cm">
          <text:p text:style-name="P2">Timeline 2</text:p>
          <text:p text:style-name="P2"/>
        </draw:line>
        <draw:line draw:style-name="gr6" draw:text-style-name="P2" draw:layer="layout" svg:x1="20.32cm" svg:y1="17.78cm" svg:x2="26.162cm" svg:y2="17.78cm">
          <text:p text:style-name="P2">WAL history</text:p>
          <text:p text:style-name="P2"/>
        </draw:line>
        <draw:frame draw:style-name="gr7" draw:layer="layout" svg:width="3.863cm" svg:height="1.216cm" svg:x="14.171cm" svg:y="4.572cm">
          <draw:text-box>
            <text:p>Old master</text:p>
          </draw:text-box>
        </draw:frame>
        <draw:frame draw:style-name="gr7" draw:layer="layout" svg:width="5.167cm" svg:height="1.216cm" svg:x="16.169cm" svg:y="8.382cm">
          <draw:text-box>
            <text:p>Promoted slave</text:p>
          </draw:text-box>
        </draw:frame>
        <draw:line draw:style-name="gr8" draw:text-style-name="P2" draw:layer="layout" svg:x1="13.716cm" svg:y1="5.588cm" svg:x2="15.24cm" svg:y2="8.636cm">
          <text:p/>
        </draw:line>
        <draw:frame draw:style-name="gr7" draw:text-style-name="P3" draw:layer="layout" svg:width="4.003cm" svg:height="1.216cm" svg:x="14.478cm" svg:y="6.35cm">
          <draw:text-box>
            <text:p><text:span text:style-name="T4">Reconnect</text:span></text:p>
          </draw:text-box>
        </draw:frame>
        <draw:frame draw:style-name="gr7" draw:text-style-name="P4" draw:layer="layout" svg:width="4.896cm" svg:height="3.109cm" svg:x="20.643cm" svg:y="5.08cm">
          <draw:text-box>
            <text:p><text:span text:style-name="T5">NO!</text:span></text:p>
          </draw:text-box>
        </draw:frame>
        <draw:line draw:style-name="gr2" draw:text-style-name="P2" draw:layer="layout" svg:x1="1.639cm" svg:y1="13.462cm" svg:x2="3.671cm" svg:y2="13.462cm">
          <text:p/>
        </draw:line>
        <draw:line draw:style-name="gr3" draw:text-style-name="P2" draw:layer="layout" svg:x1="3.671cm" svg:y1="13.462cm" svg:x2="5.703cm" svg:y2="11.684cm">
          <text:p/>
        </draw:line>
        <draw:line draw:style-name="gr2" draw:text-style-name="P2" draw:layer="layout" svg:x1="3.671cm" svg:y1="13.462cm" svg:x2="5.703cm" svg:y2="15.494cm">
          <text:p/>
        </draw:line>
        <draw:line draw:style-name="gr4" draw:text-style-name="P2" draw:layer="layout" svg:x1="5.703cm" svg:y1="11.684cm" svg:x2="12.815cm" svg:y2="11.684cm">
          <text:p text:style-name="P2">Timeline 1</text:p>
          <text:p text:style-name="P2"/>
        </draw:line>
        <draw:line draw:style-name="gr5" draw:text-style-name="P2" draw:layer="layout" svg:x1="12.954cm" svg:y1="12.192cm" svg:x2="12.954cm" svg:y2="11.176cm">
          <text:p/>
        </draw:line>
        <draw:line draw:style-name="gr6" draw:text-style-name="P2" draw:layer="layout" svg:x1="5.703cm" svg:y1="15.494cm" svg:x2="15.863cm" svg:y2="15.494cm">
          <text:p text:style-name="P2">Timeline 2</text:p>
          <text:p text:style-name="P2"/>
        </draw:line>
        <draw:frame draw:style-name="gr7" draw:layer="layout" svg:width="3.863cm" svg:height="1.216cm" svg:x="14.032cm" svg:y="10.976cm">
          <draw:text-box>
            <text:p>Old master</text:p>
          </draw:text-box>
        </draw:frame>
        <draw:frame draw:style-name="gr7" draw:layer="layout" svg:width="5.167cm" svg:height="1.216cm" svg:x="16.03cm" svg:y="14.786cm">
          <draw:text-box>
            <text:p>Promoted slave</text:p>
          </draw:text-box>
        </draw:frame>
        <draw:line draw:style-name="gr9" draw:text-style-name="P2" draw:layer="layout" svg:x1="12.192cm" svg:y1="11.992cm" svg:x2="6.211cm" svg:y2="11.992cm">
          <text:p/>
        </draw:line>
        <draw:frame draw:style-name="gr7" draw:text-style-name="P3" draw:layer="layout" svg:width="3.753cm" svg:height="1.216cm" svg:x="6.604cm" svg:y="11.992cm">
          <draw:text-box>
            <text:p><text:span text:style-name="T4">1) Rewind</text:span></text:p>
          </draw:text-box>
        </draw:frame>
        <draw:frame draw:style-name="gr7" draw:text-style-name="P4" draw:layer="layout" svg:width="6.06cm" svg:height="3.109cm" svg:x="20.504cm" svg:y="11.484cm">
          <draw:text-box>
            <text:p><text:span text:style-name="T5">YES!</text:span></text:p>
          </draw:text-box>
        </draw:frame>
        <draw:line draw:style-name="gr10" draw:text-style-name="P2" draw:layer="layout" svg:x1="6.211cm" svg:y1="11.992cm" svg:x2="4.572cm" svg:y2="13.516cm">
          <text:p/>
        </draw:line>
        <draw:line draw:style-name="gr9" draw:text-style-name="P2" draw:layer="layout" svg:x1="5.842cm" svg:y1="16.002cm" svg:x2="3.556cm" svg:y2="13.716cm">
          <text:p/>
        </draw:line>
        <draw:line draw:style-name="gr10" draw:text-style-name="P2" draw:layer="layout" svg:x1="5.842cm" svg:y1="16.002cm" svg:x2="14.986cm" svg:y2="16.002cm">
          <text:p/>
        </draw:line>
        <draw:frame draw:style-name="gr7" draw:text-style-name="P3" draw:layer="layout" svg:width="3.58cm" svg:height="1.216cm" svg:x="6.858cm" svg:y="16.056cm">
          <draw:text-box>
            <text:p><text:span text:style-name="T4">2) Repl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Error in case of no:</text:p>
              <text:p>FATAL: <text:s/>requested timeline 2 is not a child of this server's history</text:p>
              <text:p>DETAIL: <text:s/>Latest checkpoint is at 0/4000028 on timeline 1, but in the history of the requested timeline, the server forked off from that timeline at 0/3023478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out pg_rewind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: <text:span text:style-name="T6"><text:a xlink:href="https://github.com/vmware/pg_rewind.git" xlink:type="simple">https://github.com/vmware/pg_rewind.git</text:a></text:span></text:p>
              </text:list-item>
              <text:list-item>
                <text:p><text:span text:style-name="T6">Largely faster than new base backup</text:span></text:p>
              </text:list-item>
              <text:list-item>
                <text:p>Limitations</text:p>
                <text:list>
                  <text:list-item>
                    <text:p><text:span text:style-name="T7">Hint bits operations not in WAL, so no track of modified </text:span>blocks in this case</text:p>
                    <text:list>
                      <text:list-item>
                        <text:p>Need to use checksums with full page write to WAL =&gt; initdb -k !</text:p>
                      </text:list-item>
                    </text:list>
                  </text:list-item>
                  <text:list-item>
                    <text:p>Might not have all WAL for replay, can copy them though</text:p>
                  </text:list-item>
                  <text:list-item>
                    <text:p>No support for table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rewi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n old master data folder</text:p>
                <text:list>
                  <text:list-item>
                    <text:p>Start from WAL fork point</text:p>
                  </text:list-item>
                  <text:list-item>
                    <text:p>Record data blocks touched</text:p>
                  </text:list-item>
                </text:list>
              </text:list-item>
              <text:list-item>
                <text:p>Copy all changed blocks from promoted slave to old master</text:p>
              </text:list-item>
              <text:list-item>
                <text:p>Copy clog, conf files...</text:p>
              </text:list-item>
              <text:list-item>
                <text:p>Replay WAL from master, starting from failover checkpo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ster/slave configuration</text:p>
              </text:list-item>
              <text:list-item>
                <text:p>Operations</text:p>
                <text:list>
                  <text:list-item>
                    <text:p><text:span text:style-name="T8">Promote slave</text:span></text:p>
                  </text:list-item>
                  <text:list-item>
                    <text:p>Stop master (Should be ahead of slave)</text:p>
                  </text:list-item>
                  <text:list-item>
                    <text:p>Apply pg_rewind to resync old master</text:p>
                    <text:list>
                      <text:list-item>
                        <text:p>pg_rewind --target-data=$OLD_MASTER_DATA ¥<text:line-break/><text:tab/><text:tab/><text:tab/><text:tab/>--source-pgdata=$NEW_PROMOTED_DATA </text:p>
                      </text:list-item>
                    </text:list>
                  </text:list-item>
                  <text:list-item>
                    <text:p>Reconnect old master to promoted slave with recovery.conf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5" draw:layer="layout" svg:width="25.199cm" svg:height="16.181cm" svg:x="1.401cm" svg:y="0.837cm" presentation:class="title" presentation:user-transformed="true">
          <draw:text-box>
            <text:p>Thanks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5" draw:display-name="Arrowheads 5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2013/07/13, Tokyo</text:span></text:p>
          <text:p text:style-name="MP1"><text:span text:style-name="MT1">Michael Paquier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pg_rewind, resyncing</text:span><text:span text:style-name="MT1"><text:line-break/></text:span><text:span text:style-name="MT1">Postgres data directory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1T13:33:52</meta:creation-date>
    <dc:date>2013-07-12T07:33:42</dc:date>
    <meta:editing-duration>PT1H28M4S</meta:editing-duration>
    <meta:editing-cycles>16</meta:editing-cycles>
    <meta:generator>LibreOffice/4.0.4.2$MacOSX_x86 LibreOffice_project/9e9821abd0ffdbc09cd8c52eaa574fa09eb08f2</meta:generator>
    <meta:document-statistic meta:object-count="86"/>
  </office:meta>
</office:document-meta>
</file>